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</text:span></text:p>
      <text:p text:style-name="P1"><text:span text:style-name="T1"><text:tab/><text:tab/><text:tab/>Programmer-Defined Character Classes </text:span></text:p>
      <text:p text:style-name="P1"><text:span text:style-name="T1"><text:tab/><text:tab/>===============================================</text:span></text:p>
      <text:p text:style-name="P1"><text:span text:style-name="T1">=&gt;Programmer-Defined Character Classes are those which are defined by Programmers and they are used in Python regular Expressions for defining or Designing Search Patterns and they are used to search / Find / Match in given data for obtaining Desired Result.</text:span></text:p>
      <text:p text:style-name="P2"/>
      <text:p text:style-name="P1"><text:span text:style-name="T1">=&gt;Syntax: <text:s text:c="6"/>" [ Search Pattern <text:s text:c="2"/>] "</text:span></text:p>
      <text:p text:style-name="P2"/>
      <text:p text:style-name="P1"><text:span text:style-name="T1">=&gt;Python Programming Provides the Following Programmer-Defined Character Classes. </text:span></text:p>
      <text:p text:style-name="P1"><text:span text:style-name="T1">-------------------------------------------------------------------------------------------------------------------------</text:span></text:p>
      <text:p text:style-name="P1"><text:span text:style-name="T1">1. [kvr]----------------&gt;Searches for either k or v or r only</text:span></text:p>
      <text:p text:style-name="P2"/>
      <text:p text:style-name="P1"><text:span text:style-name="T1">2. [^kvr]----------------&gt;Searches for all except k or v or r</text:span></text:p>
      <text:p text:style-name="P2"/>
      <text:p text:style-name="P1"><text:span text:style-name="T1">3. [A-Z]-----------------&gt;Searches for all Upper Case Alphabets only <text:s/></text:span></text:p>
      <text:p text:style-name="P2"/>
      <text:p text:style-name="P1"><text:span text:style-name="T1">4. [^A-Z]---------------&gt;Searches for all except <text:s/>Upper Case Alphabets.</text:span></text:p>
      <text:p text:style-name="P2"/>
      <text:p text:style-name="P1"><text:span text:style-name="T1">5. [a-z]-----------------&gt;Searches for all Lower Case Alphabets only <text:s/></text:span></text:p>
      <text:p text:style-name="P2"/>
      <text:p text:style-name="P1"><text:span text:style-name="T1">6. [^a-z]---------------&gt;Searches for all <text:s/>except Lower Case Alphabets</text:span></text:p>
      <text:p text:style-name="P2"/>
      <text:p text:style-name="P1"><text:span text:style-name="T1">7. [0-9]----------------&gt;Searches for all Digits only</text:span></text:p>
      <text:p text:style-name="P2"/>
      <text:p text:style-name="P1"><text:span text:style-name="T1">8. [^0-9]----------------&gt;Searches for all <text:s text:c="2"/>except Digits</text:span></text:p>
      <text:p text:style-name="P2"/>
      <text:p text:style-name="P1"><text:soft-page-break/><text:span text:style-name="T1">9. [A-Za-z]------------&gt;Searches for Alphabets ( Lower and Upper Case ) only <text:s text:c="9"/></text:span></text:p>
      <text:p text:style-name="P2"/>
      <text:p text:style-name="P1"><text:span text:style-name="T1">10. [^A-Za-z]--------&gt;Searches for all <text:s/>except <text:s/>Alphabets ( Lower and Upper Case ).</text:span></text:p>
      <text:p text:style-name="P2"/>
      <text:p text:style-name="P1"><text:span text:style-name="T1">11. [A-Za-z0-9]-----&gt;Searches for Alpha-Numeric Values Only ( Except Special Symbols)</text:span></text:p>
      <text:p text:style-name="P2"/>
      <text:p text:style-name="P1"><text:span text:style-name="T1">12. [^A-Za-z0-9]-----&gt;Searches for Special Symbols only</text:span></text:p>
      <text:p text:style-name="P2"/>
      <text:p text:style-name="P1"><text:span text:style-name="T1">13. [A-Z0-9]---------&gt;Searches for Upper Case Alphabets and Digits only</text:span></text:p>
      <text:p text:style-name="P2"/>
      <text:p text:style-name="P1"><text:span text:style-name="T1">14. [^A-Z0-9]---------&gt;Searches for all except Upper Case Alphabets and Digits</text:span></text:p>
      <text:p text:style-name="P2"/>
      <text:p text:style-name="P1"><text:span text:style-name="T1">15. [a-z0-9]------------&gt;Searches for all lower case alphabets and <text:s/>Digits only</text:span></text:p>
      <text:p text:style-name="P2"/>
      <text:p text:style-name="P1"><text:span text:style-name="T1">16. [^a-z0-9]----------&gt;Searches for all <text:s/>except lower case alphabets and <text:s/>Digits only</text:span></text:p>
      <text:p text:style-name="P2"/>
      <text:p text:style-name="P1"><text:span text:style-name="T1">-------------------------------------------------------------------------------------------------------------------------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222" meta:character-count="1897" meta:non-whitespace-character-count="1675"/>
    <meta:generator>LibreOfficeDev/6.0.5.2$Linux_X86_64 LibreOffice_project/</meta:generator>
  </office:meta>
</office:document-meta>
</file>